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7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863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text-line-through-style="solid" style:text-line-through-type="single"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3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6" style:family="table-cell" style:parent-style-name="Default" style:data-style-name="N30">
      <style:table-cell-properties fo:wrap-option="wrap" style:vertical-align="automatic"/>
      <style:text-properties style:text-line-through-style="solid" style:text-line-through-type="single" style:font-name="Liberation Serif" fo:font-size="10pt" style:font-name-asian="Liberation Serif1" style:font-size-asian="10pt" style:font-name-complex="Liberation Serif1" style:font-size-complex="10pt"/>
    </style:style>
    <style:style style:name="ce7" style:family="table-cell" style:parent-style-name="Default" style:data-style-name="N0">
      <style:text-properties style:text-line-through-style="solid" style:text-line-through-type="single" style:font-name="Liberation Serif" fo:font-size="10pt" style:font-name-asian="Liberation Serif1" style:font-size-asian="10pt" style:font-name-complex="Liberation Serif1" style:font-size-complex="10pt"/>
    </style:style>
    <style:style style:name="ce8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9" style:family="table-cell" style:parent-style-name="Default" style:data-style-name="N0">
      <style:text-properties style:text-line-through-style="solid" style:text-line-through-type="single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Folge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nmerkungen</text:p>
          </table:table-cell>
          <table:table-cell table:style-name="ce2" office:value-type="string" calcext:value-type="string">
            <text:p>Zeile</text:p>
          </table:table-cell>
          <table:table-cell table:style-name="ce2" office:value-type="string" calcext:value-type="string">
            <text:p>Spalte</text:p>
          </table:table-cell>
          <table:table-cell table:style-name="ce10" office:value-type="string" calcext:value-type="string">
            <text:p>Tile vorhanden</text:p>
          </table:table-cell>
          <table:table-cell table:style-name="ce10" office:value-type="string" calcext:value-type="string">
            <text:p>Bilder vorhanden</text:p>
          </table:table-cell>
          <table:table-cell table:style-name="ce10" office:value-type="string" calcext:value-type="string">
            <text:p>Minipage vorhanden</text:p>
          </table:table-cell>
          <table:table-cell table:number-columns-repeated="101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5" office:value-type="date" office:date-value="2020-03-04" calcext:value-type="date">
            <text:p>04.03.20</text:p>
          </table:table-cell>
          <table:table-cell table:style-name="ce3" office:value-type="string" calcext:value-type="string">
            <text:p>Genug ist genug!</text:p>
          </table:table-cell>
          <table:table-cell table:style-name="ce3" office:value-type="string" calcext:value-type="string">
            <text:p><text:a xlink:href="https://amzn.to/2TrQveD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5" office:value-type="date" office:date-value="2019-11-05" calcext:value-type="date">
            <text:p>05.11.19</text:p>
          </table:table-cell>
          <table:table-cell table:style-name="ce3" office:value-type="string" calcext:value-type="string">
            <text:p>Sockensammler</text:p>
          </table:table-cell>
          <table:table-cell table:style-name="ce3" office:value-type="string" calcext:value-type="string">
            <text:p><text:a xlink:href="https://www.amazon.de/dp/B074PZHHX9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5" office:value-type="date" office:date-value="2019-10-22" calcext:value-type="date">
            <text:p>22.10.19</text:p>
          </table:table-cell>
          <table:table-cell table:style-name="ce3" office:value-type="string" calcext:value-type="string">
            <text:p>Drehspardose</text:p>
          </table:table-cell>
          <table:table-cell table:style-name="ce3" office:value-type="string" calcext:value-type="string">
            <text:p><text:a xlink:href="https://www.amazon.de/dp/B075H2M4SH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5" office:value-type="date" office:date-value="2019-10-08" calcext:value-type="date">
            <text:p>08.10.19</text:p>
          </table:table-cell>
          <table:table-cell table:style-name="ce3" office:value-type="string" calcext:value-type="string">
            <text:p>Bart Aufgang-Matte</text:p>
          </table:table-cell>
          <table:table-cell table:style-name="ce3" office:value-type="string" calcext:value-type="string">
            <text:p><text:a xlink:href="https://www.amazon.de/dp/B07G24J8JN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5" office:value-type="date" office:date-value="2019-09-24" calcext:value-type="date">
            <text:p>24.09.19</text:p>
          </table:table-cell>
          <table:table-cell table:style-name="ce3" office:value-type="string" calcext:value-type="string">
            <text:p>Die helfende Hand</text:p>
          </table:table-cell>
          <table:table-cell table:style-name="ce3" office:value-type="string" calcext:value-type="string">
            <text:p><text:a xlink:href="https://www.amazon.de/dp/B075Z1ZC38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5" office:value-type="date" office:date-value="2019-08-28" calcext:value-type="date">
            <text:p>28.08.19</text:p>
          </table:table-cell>
          <table:table-cell table:style-name="ce3" office:value-type="string" calcext:value-type="string">
            <text:p>Teleskop-Blasrohr</text:p>
          </table:table-cell>
          <table:table-cell table:style-name="ce3" office:value-type="string" calcext:value-type="string">
            <text:p><text:a xlink:href="https://www.amazon.de/dp/B07JJBBCNH/?tag=minkorrekt-21" xlink:type="simple">amazon</text:a></text:p>
          </table:table-cell>
          <table:table-cell table:style-name="ce3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5" office:value-type="date" office:date-value="2019-07-02" calcext:value-type="date">
            <text:p>02.07.19</text:p>
          </table:table-cell>
          <table:table-cell table:style-name="ce3" office:value-type="string" calcext:value-type="string">
            <text:p>Outdoorstrohalm</text:p>
          </table:table-cell>
          <table:table-cell table:style-name="ce3" office:value-type="string" calcext:value-type="string">
            <text:p><text:a xlink:href="https://www.amazon.de/dp/B006QF3TW4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145" calcext:value-type="float">
            <text:p>145</text:p>
          </table:table-cell>
          <table:table-cell table:style-name="ce5" office:value-type="date" office:date-value="2019-06-18" calcext:value-type="date">
            <text:p>18.06.19</text:p>
          </table:table-cell>
          <table:table-cell table:style-name="ce3" office:value-type="string" calcext:value-type="string">
            <text:p>Wassermelonen Schneider</text:p>
          </table:table-cell>
          <table:table-cell table:style-name="ce3" office:value-type="string" calcext:value-type="string">
            <text:p><text:a xlink:href="https://www.amazon.de/dp/B07R9R45S8/?tag=minkorrekt-21" xlink:type="simple">amazon</text:a></text:p>
          </table:table-cell>
          <table:table-cell table:style-name="ce3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5" office:value-type="date" office:date-value="2019-06-05" calcext:value-type="date">
            <text:p>05.06.19</text:p>
          </table:table-cell>
          <table:table-cell table:style-name="ce3" office:value-type="string" calcext:value-type="string">
            <text:p>Oxymeter</text:p>
          </table:table-cell>
          <table:table-cell table:style-name="ce3" office:value-type="string" calcext:value-type="string">
            <text:p><text:a xlink:href="https://www.amazon.de/dp/B002VQBGYU/?tag=minkorrekt-21" xlink:type="simple">amazon</text:a></text:p>
          </table:table-cell>
          <table:table-cell table:style-name="ce8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5" office:value-type="date" office:date-value="2019-05-21" calcext:value-type="date">
            <text:p>21.05.19</text:p>
          </table:table-cell>
          <table:table-cell table:style-name="ce3" office:value-type="string" calcext:value-type="string">
            <text:p>O-Key</text:p>
          </table:table-cell>
          <table:table-cell table:style-name="ce3"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3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5" office:value-type="date" office:date-value="2019-05-07" calcext:value-type="date">
            <text:p>07.05.19</text:p>
          </table:table-cell>
          <table:table-cell table:style-name="ce3" office:value-type="string" calcext:value-type="string">
            <text:p>Magic intellect Ball</text:p>
          </table:table-cell>
          <table:table-cell table:style-name="ce3" office:value-type="string" calcext:value-type="string">
            <text:p><text:a xlink:href="https://www.amazon.de/dp/B00CFVDV3A/&amp;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5" office:value-type="date" office:date-value="2019-04-09" calcext:value-type="date">
            <text:p>09.04.19</text:p>
          </table:table-cell>
          <table:table-cell table:style-name="ce3" office:value-type="string" calcext:value-type="string">
            <text:p>Magnetkugeln</text:p>
          </table:table-cell>
          <table:table-cell table:style-name="ce3" office:value-type="string" calcext:value-type="string">
            <text:p><text:a xlink:href="https://www.amazon.de/dp/B075V2G73J/&amp;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5" office:value-type="date" office:date-value="2019-03-26" calcext:value-type="date">
            <text:p>26.03.19</text:p>
          </table:table-cell>
          <table:table-cell table:style-name="ce3" office:value-type="string" calcext:value-type="string">
            <text:p>Fizz-Saver</text:p>
          </table:table-cell>
          <table:table-cell table:style-name="ce3" office:value-type="string" calcext:value-type="string">
            <text:p><text:a xlink:href="https://www.amazon.de/dp/B008T6G146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5" office:value-type="date" office:date-value="2019-03-12" calcext:value-type="date">
            <text:p>12.03.19</text:p>
          </table:table-cell>
          <table:table-cell table:style-name="ce3" office:value-type="string" calcext:value-type="string">
            <text:p>Handwärmer</text:p>
          </table:table-cell>
          <table:table-cell table:style-name="ce3" office:value-type="string" calcext:value-type="string">
            <text:p><text:a xlink:href="https://www.amazon.de/dp/B01ERA6NF4/?tag=minkor∏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5" office:value-type="date" office:date-value="2019-02-27" calcext:value-type="date">
            <text:p>27.02.19</text:p>
          </table:table-cell>
          <table:table-cell table:style-name="ce3" office:value-type="string" calcext:value-type="string">
            <text:p>Der Kern der Dinge</text:p>
          </table:table-cell>
          <table:table-cell table:style-name="ce3" office:value-type="string" calcext:value-type="string">
            <text:p><text:a xlink:href="https://www.amazon.de/dp/B01AT5A23U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5" office:value-type="date" office:date-value="2019-02-12" calcext:value-type="date">
            <text:p>12.02.19</text:p>
          </table:table-cell>
          <table:table-cell table:style-name="ce3" office:value-type="string" calcext:value-type="string">
            <text:p>TDS Sensor von Xiaomi</text:p>
          </table:table-cell>
          <table:table-cell table:style-name="ce3" office:value-type="string" calcext:value-type="string">
            <text:p><text:a xlink:href="https://www.amazon.de/dp/B01J9SNLU4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5" office:value-type="date" office:date-value="2019-01-22" calcext:value-type="date">
            <text:p>22.01.19</text:p>
          </table:table-cell>
          <table:table-cell table:style-name="ce3" office:value-type="string" calcext:value-type="string">
            <text:p>Haare weg schmirgeln</text:p>
          </table:table-cell>
          <table:table-cell table:style-name="ce3" office:value-type="string" calcext:value-type="string">
            <text:p><text:a xlink:href="https://www.amazon.de/dp/B004V033BS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5" office:value-type="date" office:date-value="2019-01-08" calcext:value-type="date">
            <text:p>08.01.19</text:p>
          </table:table-cell>
          <table:table-cell table:style-name="ce3" office:value-type="string" calcext:value-type="string">
            <text:p>Seenotpfeife</text:p>
          </table:table-cell>
          <table:table-cell table:style-name="ce3" office:value-type="string" calcext:value-type="string">
            <text:p><text:a xlink:href="https://www.amazon.de/dp/B01CYF00RQ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5" office:value-type="date" office:date-value="2018-12-18" calcext:value-type="date">
            <text:p>18.12.18</text:p>
          </table:table-cell>
          <table:table-cell table:style-name="ce3" office:value-type="string" calcext:value-type="string">
            <text:p>Leuchtende Schürsenkel</text:p>
          </table:table-cell>
          <table:table-cell table:style-name="ce3" office:value-type="string" calcext:value-type="string">
            <text:p><text:a xlink:href="https://www.amazon.de/dp/B00R7E9GBG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5" office:value-type="date" office:date-value="2018-12-04" calcext:value-type="date">
            <text:p>04.12.18</text:p>
          </table:table-cell>
          <table:table-cell table:style-name="ce3" office:value-type="string" calcext:value-type="string">
            <text:p>Die Trinkflasche mit App</text:p>
          </table:table-cell>
          <table:table-cell table:style-name="ce3" office:value-type="string" calcext:value-type="string">
            <text:p><text:a xlink:href="https://www.amazon.de/dp/B01N9S08A4/?tag=minkorrekt-21" xlink:type="simple">amazon</text:a></text:p>
          </table:table-cell>
          <table:table-cell table:style-name="ce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5" office:value-type="date" office:date-value="2018-11-14" calcext:value-type="date">
            <text:p>14.11.18</text:p>
          </table:table-cell>
          <table:table-cell table:style-name="ce3" office:value-type="string" calcext:value-type="string">
            <text:p>Moon Drop</text:p>
          </table:table-cell>
          <table:table-cell table:style-name="ce3" office:value-type="string" calcext:value-type="string">
            <text:p><text:a xlink:href="https://www.amazon.de/dp/B076BP33PG/?tag=minkorrekt-21" xlink:type="simple">amazon</text:a></text:p>
          </table:table-cell>
          <table:table-cell table:style-name="ce8"/>
          <table:table-cell table:number-columns-repeated="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5" office:value-type="date" office:date-value="2018-10-29" calcext:value-type="date">
            <text:p>29.10.18</text:p>
          </table:table-cell>
          <table:table-cell table:style-name="ce3" office:value-type="string" calcext:value-type="string">
            <text:p>Beer Bong to go</text:p>
          </table:table-cell>
          <table:table-cell table:style-name="ce3" office:value-type="string" calcext:value-type="string">
            <text:p><text:a xlink:href="https://www.amazon.de/dp/B07CKJ5J1W/?tag=minkorrekt-21" xlink:type="simple">amazon</text:a>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5" office:value-type="date" office:date-value="2018-10-09" calcext:value-type="date">
            <text:p>09.10.18</text:p>
          </table:table-cell>
          <table:table-cell table:style-name="ce3" office:value-type="string" calcext:value-type="string">
            <text:p>Hilfe für die Hoffnungslosen</text:p>
          </table:table-cell>
          <table:table-cell table:style-name="ce3"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3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5" office:value-type="date" office:date-value="2018-09-26" calcext:value-type="date">
            <text:p>26.09.18</text:p>
          </table:table-cell>
          <table:table-cell table:style-name="ce3" office:value-type="string" calcext:value-type="string">
            <text:p>Der Selbstzünder</text:p>
          </table:table-cell>
          <table:table-cell table:style-name="ce3" office:value-type="string" calcext:value-type="string">
            <text:p><text:a xlink:href="https://www.amazon.de/dp/B07HBLMXZQ/?tag=minkorrekt-21" xlink:type="simple">amazon</text:a>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5" office:value-type="date" office:date-value="2018-09-10" calcext:value-type="date">
            <text:p>10.09.18</text:p>
          </table:table-cell>
          <table:table-cell table:style-name="ce3" office:value-type="string" calcext:value-type="string">
            <text:p>Haustier-Katzen-pflege Bad-Tasche</text:p>
          </table:table-cell>
          <table:table-cell table:style-name="ce3" office:value-type="string" calcext:value-type="string">
            <text:p><text:a xlink:href="https://www.amazon.de/dp/B07B9P9RFH/?tag=minkorrekt-21" xlink:type="simple">amazon</text:a></text:p>
          </table:table-cell>
          <table:table-cell table:style-name="ce8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5" office:value-type="date" office:date-value="2018-08-28" calcext:value-type="date">
            <text:p>28.08.18</text:p>
          </table:table-cell>
          <table:table-cell table:style-name="ce3" office:value-type="string" calcext:value-type="string">
            <text:p>Perfect Smile</text:p>
          </table:table-cell>
          <table:table-cell table:style-name="ce3" office:value-type="string" calcext:value-type="string">
            <text:p><text:a xlink:href="https://www.amazon.de/dp/B01NBYWNXV/?tag=minkorrekt-21" xlink:type="simple">amazon</text:a></text:p>
          </table:table-cell>
          <table:table-cell table:style-name="ce3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5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Flaschentornado</text:p>
          </table:table-cell>
          <table:table-cell table:style-name="ce3" office:value-type="string" calcext:value-type="string">
            <text:p><text:a xlink:href="https://www.amazon.de/dp/B00ST0XCYY/?tag=minkorrekt-21" xlink:type="simple">amazon</text:a></text:p>
          </table:table-cell>
          <table:table-cell table:style-name="ce3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5" office:value-type="date" office:date-value="2018-07-31" calcext:value-type="date">
            <text:p>31.07.18</text:p>
          </table:table-cell>
          <table:table-cell table:style-name="ce3" office:value-type="string" calcext:value-type="string">
            <text:p>Luftbefeuchter</text:p>
          </table:table-cell>
          <table:table-cell table:style-name="ce3" office:value-type="string" calcext:value-type="string">
            <text:p><text:a xlink:href="https://www.amazon.de/dp/B00NXLVRX2/?tag=minkorrekt-21" xlink:type="simple">amazon</text:a></text:p>
          </table:table-cell>
          <table:table-cell table:style-name="ce3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5" office:value-type="date" office:date-value="2018-07-17" calcext:value-type="date">
            <text:p>17.07.18</text:p>
          </table:table-cell>
          <table:table-cell table:style-name="ce3" office:value-type="string" calcext:value-type="string">
            <text:p>Elektrische Karafierpumpe</text:p>
          </table:table-cell>
          <table:table-cell table:style-name="ce3" office:value-type="string" calcext:value-type="string">
            <text:p><text:a xlink:href="https://www.amazon.de/dp/B01M349O9J/?tag=minkorrekt-21" xlink:type="simple">amazon</text:a></text:p>
          </table:table-cell>
          <table:table-cell table:style-name="ce3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" office:value-type="date" office:date-value="2018-07-03" calcext:value-type="date">
            <text:p>03.07.1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5" office:value-type="date" office:date-value="2018-06-19" calcext:value-type="date">
            <text:p>19.06.18</text:p>
          </table:table-cell>
          <table:table-cell table:style-name="ce3" office:value-type="string" calcext:value-type="string">
            <text:p>Magnetische Schnürsenkel</text:p>
          </table:table-cell>
          <table:table-cell table:style-name="ce3" office:value-type="string" calcext:value-type="string">
            <text:p><text:a xlink:href="https://www.amazon.de/dp/B0748KLKTC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5" office:value-type="date" office:date-value="2018-05-29" calcext:value-type="date">
            <text:p>29.05.18</text:p>
          </table:table-cell>
          <table:table-cell table:style-name="ce3" office:value-type="string" calcext:value-type="string">
            <text:p>Rollstempel</text:p>
          </table:table-cell>
          <table:table-cell table:style-name="ce3" office:value-type="string" calcext:value-type="string">
            <text:p><text:a xlink:href="https://www.amazon.de/dp/B074V31Z83/?tag=minkorrekt-21" xlink:type="simple">amazon</text:a></text:p>
          </table:table-cell>
          <table:table-cell table:style-name="ce8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6" office:value-type="date" office:date-value="2018-05-15" calcext:value-type="date">
            <text:p>15.05.1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/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5" office:value-type="date" office:date-value="2018-05-01" calcext:value-type="date">
            <text:p>01.05.18</text:p>
          </table:table-cell>
          <table:table-cell table:style-name="ce3" office:value-type="string" calcext:value-type="string">
            <text:p>Sound-Machine</text:p>
          </table:table-cell>
          <table:table-cell table:style-name="ce3" office:value-type="string" calcext:value-type="string">
            <text:p><text:a xlink:href="https://www.amazon.de/dp/B00D9DZ94M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5" office:value-type="date" office:date-value="2018-04-17" calcext:value-type="date">
            <text:p>17.04.18</text:p>
          </table:table-cell>
          <table:table-cell table:style-name="ce3" office:value-type="string" calcext:value-type="string">
            <text:p>Solar Lighter</text:p>
          </table:table-cell>
          <table:table-cell table:style-name="ce3" office:value-type="string" calcext:value-type="string">
            <text:p><text:a xlink:href="https://www.amazon.de/dp/B0745QXYX6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5" office:value-type="date" office:date-value="2018-04-03" calcext:value-type="date">
            <text:p>03.04.18</text:p>
          </table:table-cell>
          <table:table-cell table:style-name="ce3" office:value-type="string" calcext:value-type="string">
            <text:p>Building Bonanza</text:p>
          </table:table-cell>
          <table:table-cell table:style-name="ce3" office:value-type="string" calcext:value-type="string">
            <text:p><text:a xlink:href="https://www.amazon.de/dp/B077D598M2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5" office:value-type="date" office:date-value="2018-03-20" calcext:value-type="date">
            <text:p>20.03.18</text:p>
          </table:table-cell>
          <table:table-cell table:style-name="ce3" office:value-type="string" calcext:value-type="string">
            <text:p>Anti Lost Walking Hand Gürtel</text:p>
          </table:table-cell>
          <table:table-cell table:style-name="ce3" office:value-type="string" calcext:value-type="string">
            <text:p><text:a xlink:href="https://www.amazon.de/dp/B071CVSD6H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5" office:value-type="date" office:date-value="2018-02-27" calcext:value-type="date">
            <text:p>27.02.18</text:p>
          </table:table-cell>
          <table:table-cell table:style-name="ce3" office:value-type="string" calcext:value-type="string">
            <text:p>Beamer</text:p>
          </table:table-cell>
          <table:table-cell table:style-name="ce3" office:value-type="string" calcext:value-type="string">
            <text:p><text:a xlink:href="https://www.amazon.de/dp/B07FL5PFZV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date" office:date-value="2018-02-13" calcext:value-type="date">
            <text:p>13.02.18</text:p>
          </table:table-cell>
          <table:table-cell table:style-name="ce3" office:value-type="string" calcext:value-type="string">
            <text:p>mokuru</text:p>
          </table:table-cell>
          <table:table-cell table:style-name="ce3" office:value-type="string" calcext:value-type="string">
            <text:p><text:a xlink:href="https://www.amazon.de/dp/B073B99J4H/?tag=minkorrekt-21" xlink:type="simple">amazon</text:a></text:p>
          </table:table-cell>
          <table:table-cell table:style-name="ce3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date" office:date-value="2018-01-30" calcext:value-type="date">
            <text:p>30.01.18</text:p>
          </table:table-cell>
          <table:table-cell table:style-name="ce3" office:value-type="string" calcext:value-type="string">
            <text:p>Bartschablone</text:p>
          </table:table-cell>
          <table:table-cell table:style-name="ce3" office:value-type="string" calcext:value-type="string">
            <text:p><text:a xlink:href="https://www.amazon.de/dp/B01MS9HWPD/?tag=minkorrekt-21" xlink:type="simple">amazon</text:a>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5" office:value-type="date" office:date-value="2018-01-18" calcext:value-type="date">
            <text:p>18.01.18</text:p>
          </table:table-cell>
          <table:table-cell table:style-name="ce3" office:value-type="string" calcext:value-type="string">
            <text:p>LED Toilette Licht</text:p>
          </table:table-cell>
          <table:table-cell table:style-name="ce3" office:value-type="string" calcext:value-type="string">
            <text:p><text:a xlink:href="https://www.amazon.de/dp/B077Z5MWWD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4" office:value-type="float" office:value="111" calcext:value-type="float">
            <text:p>111</text:p>
          </table:table-cell>
          <table:table-cell table:style-name="ce7" table:number-columns-repeated="3"/>
          <table:table-cell table:style-name="ce4" office:value-type="string" calcext:value-type="string">
            <text:p>Wissenschaftsgala auf dem 34C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5" office:value-type="date" office:date-value="2017-12-12" calcext:value-type="date">
            <text:p>12.12.17</text:p>
          </table:table-cell>
          <table:table-cell table:style-name="ce3" office:value-type="string" calcext:value-type="string">
            <text:p>Fliegende Christbaumkugel</text:p>
          </table:table-cell>
          <table:table-cell table:style-name="ce8"/>
          <table:table-cell table:style-name="ce3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5" office:value-type="date" office:date-value="2017-11-28" calcext:value-type="date">
            <text:p>28.11.17</text:p>
          </table:table-cell>
          <table:table-cell table:style-name="ce3" office:value-type="string" calcext:value-type="string">
            <text:p>Dael-O-Ring</text:p>
          </table:table-cell>
          <table:table-cell table:style-name="ce3" office:value-type="string" calcext:value-type="string">
            <text:p><text:a xlink:href="https://www.amazon.de/dp/B004NL46A2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3" office:value-type="float" office:value="108" calcext:value-type="float">
            <text:p>108</text:p>
          </table:table-cell>
          <table:table-cell table:style-name="ce5" office:value-type="date" office:date-value="2017-11-14" calcext:value-type="date">
            <text:p>14.11.17</text:p>
          </table:table-cell>
          <table:table-cell table:style-name="ce3" office:value-type="string" calcext:value-type="string">
            <text:p>Lippen Vergrößern Pumpe Schmollmund</text:p>
          </table:table-cell>
          <table:table-cell table:style-name="ce3" office:value-type="string" calcext:value-type="string">
            <text:p><text:a xlink:href="https://www.amazon.de/dp/B01FDZB5IW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date" office:date-value="2017-10-30" calcext:value-type="date">
            <text:p>30.10.17</text:p>
          </table:table-cell>
          <table:table-cell table:style-name="ce3" office:value-type="string" calcext:value-type="string">
            <text:p>Nasenformer</text:p>
          </table:table-cell>
          <table:table-cell table:style-name="ce3" office:value-type="string" calcext:value-type="string">
            <text:p><text:a xlink:href="https://de.aliexpress.com/item/32815599280.html" xlink:type="simple">aliexpress</text:a></text:p>
          </table:table-cell>
          <table:table-cell table:style-name="ce3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5" office:value-type="date" office:date-value="2017-10-17" calcext:value-type="date">
            <text:p>17.10.17</text:p>
          </table:table-cell>
          <table:table-cell table:style-name="ce3" office:value-type="string" calcext:value-type="string">
            <text:p>Heizung Butter Messer Elektrisch</text:p>
          </table:table-cell>
          <table:table-cell table:style-name="ce3" office:value-type="string" calcext:value-type="string">
            <text:p><text:a xlink:href="https://www.amazon.de/dp/B07193T7MK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5" office:value-type="date" office:date-value="2017-09-20" calcext:value-type="date">
            <text:p>20.09.17</text:p>
          </table:table-cell>
          <table:table-cell table:style-name="ce3" office:value-type="string" calcext:value-type="string">
            <text:p>LED Strahler Flash Selfie Ring</text:p>
          </table:table-cell>
          <table:table-cell table:style-name="ce3" office:value-type="string" calcext:value-type="string">
            <text:p><text:a xlink:href="https://www.amazon.de/dp/B06Y6682LB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5" office:value-type="date" office:date-value="2017-09-06" calcext:value-type="date">
            <text:p>06.09.17</text:p>
          </table:table-cell>
          <table:table-cell table:style-name="ce3" office:value-type="string" calcext:value-type="string">
            <text:p>Autorotation Rotating Nut Magic</text:p>
          </table:table-cell>
          <table:table-cell table:style-name="ce3" office:value-type="string" calcext:value-type="string">
            <text:p><text:a xlink:href="https://www.amazon.de/dp/B01MXEKIY9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table:style-name="ce5" office:value-type="date" office:date-value="2017-08-22" calcext:value-type="date">
            <text:p>22.08.17</text:p>
          </table:table-cell>
          <table:table-cell table:style-name="ce3" office:value-type="string" calcext:value-type="string">
            <text:p>Schnürsenkel Klemme Schleifenersatz</text:p>
          </table:table-cell>
          <table:table-cell table:style-name="ce3" office:value-type="string" calcext:value-type="string">
            <text:p><text:a xlink:href="https://www.amazon.de/dp/B07416S8ML/?tag=minkorrekt-21" xlink:type="simple">amazon</text:a></text:p>
          </table:table-cell>
          <table:table-cell table:style-name="ce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5" office:value-type="date" office:date-value="2017-08-01" calcext:value-type="date">
            <text:p>01.08.17</text:p>
          </table:table-cell>
          <table:table-cell table:style-name="ce3" office:value-type="string" calcext:value-type="string">
            <text:p>PowerLead Nackenmassage</text:p>
          </table:table-cell>
          <table:table-cell table:style-name="ce3" office:value-type="string" calcext:value-type="string">
            <text:p><text:a xlink:href="https://www.amazon.de/dp/B06XG1H159/?tag=minkorrekt-21" xlink:type="simple">amazon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5" office:value-type="date" office:date-value="2017-07-15" calcext:value-type="date">
            <text:p>15.07.17</text:p>
          </table:table-cell>
          <table:table-cell table:style-name="ce3" office:value-type="string" calcext:value-type="string">
            <text:p>Transistor Tester</text:p>
          </table:table-cell>
          <table:table-cell table:style-name="ce3" office:value-type="string" calcext:value-type="string">
            <text:p><text:a xlink:href="https://www.amazon.de/dp/B00XKMZX66/?tag=minkorrekt-21" xlink:type="simple">amazon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7" table:number-columns-repeated="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table:style-name="ce5" office:value-type="date" office:date-value="2017-06-27" calcext:value-type="date">
            <text:p>27.06.17</text:p>
          </table:table-cell>
          <table:table-cell table:style-name="ce3" office:value-type="string" calcext:value-type="string">
            <text:p>Scharfer Hügel Wassermelone Slicer</text:p>
          </table:table-cell>
          <table:table-cell table:style-name="ce3" office:value-type="string" calcext:value-type="string">
            <text:p><text:a xlink:href="https://www.amazon.de/dp/B01D1HG9GW/?tag=minkorrekt-21" xlink:type="simple">amazon</text:a></text:p>
          </table:table-cell>
          <table:table-cell table:style-name="ce3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 office:value-type="date" office:date-value="2017-06-14" calcext:value-type="date">
            <text:p>14.06.17</text:p>
          </table:table-cell>
          <table:table-cell table:style-name="ce3" office:value-type="string" calcext:value-type="string">
            <text:p>Angry Mama Mikrowellen Reiniger</text:p>
          </table:table-cell>
          <table:table-cell table:style-name="ce3"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3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5" office:value-type="date" office:date-value="2017-05-29" calcext:value-type="date">
            <text:p>29.05.17</text:p>
          </table:table-cell>
          <table:table-cell table:style-name="ce3" office:value-type="string" calcext:value-type="string">
            <text:p>Theo lass laufen</text:p>
          </table:table-cell>
          <table:table-cell table:style-name="ce3" office:value-type="string" calcext:value-type="string">
            <text:p><text:a xlink:href="https://www.amazon.de/dp/B00AM6W76W/?tag=minkorrekt-21" xlink:type="simple">amazon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style-name="ce3" office:value-type="float" office:value="96" calcext:value-type="float">
            <text:p>96</text:p>
          </table:table-cell>
          <table:table-cell table:style-name="ce5" office:value-type="date" office:date-value="2017-05-14" calcext:value-type="date">
            <text:p>14.05.17</text:p>
          </table:table-cell>
          <table:table-cell table:style-name="ce3" office:value-type="string" calcext:value-type="string">
            <text:p>elektronisches Feuerzeug lichtbogen</text:p>
          </table:table-cell>
          <table:table-cell table:style-name="ce3" office:value-type="string" calcext:value-type="string">
            <text:p><text:a xlink:href="https://www.amazon.de/dp/B01L1UPNZY/?tag=minkorrekt-21" xlink:type="simple">amazon</text:a></text:p>
          </table:table-cell>
          <table:table-cell table:style-name="ce3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5" office:value-type="date" office:date-value="2017-04-28" calcext:value-type="date">
            <text:p>28.04.17</text:p>
          </table:table-cell>
          <table:table-cell table:style-name="ce3" office:value-type="string" calcext:value-type="string">
            <text:p>Nail Clipper Pro</text:p>
          </table:table-cell>
          <table:table-cell table:style-name="ce3" office:value-type="string" calcext:value-type="string">
            <text:p><text:a xlink:href="https://www.amazon.de/dp/B01N7MU0AW/?tag=minkorrekt-21" xlink:type="simple">amazon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date" office:date-value="2017-04-11" calcext:value-type="date">
            <text:p>11.04.17</text:p>
          </table:table-cell>
          <table:table-cell table:style-name="ce3" office:value-type="string" calcext:value-type="string">
            <text:p>Fingertrainer</text:p>
          </table:table-cell>
          <table:table-cell table:style-name="ce3" office:value-type="string" calcext:value-type="string">
            <text:p><text:a xlink:href="https://de.aliexpress.com/item/32813196842.html" xlink:type="simple">aliexpress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float" office:value="93" calcext:value-type="float">
            <text:p>93</text:p>
          </table:table-cell>
          <table:table-cell table:style-name="ce5" office:value-type="date" office:date-value="2017-03-28" calcext:value-type="date">
            <text:p>28.03.17</text:p>
          </table:table-cell>
          <table:table-cell table:style-name="ce3" office:value-type="string" calcext:value-type="string">
            <text:p>Fiction Pen Tintenroller</text:p>
          </table:table-cell>
          <table:table-cell table:style-name="ce3" office:value-type="string" calcext:value-type="string">
            <text:p><text:a xlink:href="https://www.amazon.de/dp/B005ELBX92/?tag=minkorrekt-21" xlink:type="simple">amazon</text:a></text:p>
          </table:table-cell>
          <table:table-cell table:style-name="ce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5" office:value-type="date" office:date-value="2017-03-07" calcext:value-type="date">
            <text:p>07.03.17</text:p>
          </table:table-cell>
          <table:table-cell table:style-name="ce3" office:value-type="string" calcext:value-type="string">
            <text:p>Say my name, say my name</text:p>
          </table:table-cell>
          <table:table-cell table:style-name="ce3" office:value-type="string" calcext:value-type="string">
            <text:p><text:a xlink:href="https://www.amazon.de/dp/B01F0TGFAO/?tag=minkorrekt-21" xlink:type="simple">amazon</text:a></text:p>
          </table:table-cell>
          <table:table-cell table:style-name="ce3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style-name="ce3" office:value-type="float" office:value="91" calcext:value-type="float">
            <text:p>91</text:p>
          </table:table-cell>
          <table:table-cell table:style-name="ce5" office:value-type="date" office:date-value="2017-02-21" calcext:value-type="date">
            <text:p>21.02.17</text:p>
          </table:table-cell>
          <table:table-cell table:style-name="ce3" office:value-type="string" calcext:value-type="string">
            <text:p>Elektrischer Radierergummi</text:p>
          </table:table-cell>
          <table:table-cell table:style-name="ce3" office:value-type="string" calcext:value-type="string">
            <text:p><text:a xlink:href="https://www.amazon.de/dp/B01LXE6J7J/?tag=minkorrekt-21" xlink:type="simple">amazon</text:a></text:p>
          </table:table-cell>
          <table:table-cell table:style-name="ce3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date" office:date-value="2017-02-08" calcext:value-type="date">
            <text:p>08.02.17</text:p>
          </table:table-cell>
          <table:table-cell table:style-name="ce3" office:value-type="string" calcext:value-type="string">
            <text:p>Fidget Cube</text:p>
          </table:table-cell>
          <table:table-cell table:style-name="ce3" office:value-type="string" calcext:value-type="string">
            <text:p><text:a xlink:href="https://de.aliexpress.com/item/32838901541.html" xlink:type="simple">aliexpress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date" office:date-value="2017-01-24" calcext:value-type="date">
            <text:p>24.01.17</text:p>
          </table:table-cell>
          <table:table-cell table:style-name="ce3" office:value-type="string" calcext:value-type="string">
            <text:p>Der Kettenreiniger</text:p>
          </table:table-cell>
          <table:table-cell table:style-name="ce3" office:value-type="string" calcext:value-type="string">
            <text:p><text:a xlink:href="https://www.amazon.de/dp/B01GKPD46A/?tag=minkorrekt-21" xlink:type="simple">amazon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date" office:date-value="2017-01-10" calcext:value-type="date">
            <text:p>10.01.17</text:p>
          </table:table-cell>
          <table:table-cell table:style-name="ce3" office:value-type="string" calcext:value-type="string">
            <text:p>Der Sojasoßenspender</text:p>
          </table:table-cell>
          <table:table-cell table:style-name="ce3" office:value-type="string" calcext:value-type="string">
            <text:p><text:a xlink:href="https://www.amazon.de/dp/B01E9WCFO8/?tag=minkorrekt-21" xlink:type="simple">amazon</text:a></text:p>
          </table:table-cell>
          <table:table-cell table:style-name="ce8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date" office:date-value="2016-12-13" calcext:value-type="date">
            <text:p>13.12.16</text:p>
          </table:table-cell>
          <table:table-cell table:style-name="ce3" office:value-type="string" calcext:value-type="string">
            <text:p>The Drumsticks of hell</text:p>
          </table:table-cell>
          <table:table-cell table:style-name="ce3" office:value-type="string" calcext:value-type="string">
            <text:p><text:a xlink:href="https://www.amazon.de/dp/B00W3EFJSY/?tag=minkorrekt-21" xlink:type="simple">amazon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5" office:value-type="date" office:date-value="2016-11-29" calcext:value-type="date">
            <text:p>29.11.16</text:p>
          </table:table-cell>
          <table:table-cell table:style-name="ce3" office:value-type="string" calcext:value-type="string">
            <text:p>Beat it</text:p>
          </table:table-cell>
          <table:table-cell table:style-name="ce8"/>
          <table:table-cell table:style-name="ce3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5" office:value-type="date" office:date-value="2016-11-15" calcext:value-type="date">
            <text:p>15.11.16</text:p>
          </table:table-cell>
          <table:table-cell table:style-name="ce3" office:value-type="string" calcext:value-type="string">
            <text:p>Spectre Hologram</text:p>
          </table:table-cell>
          <table:table-cell table:style-name="ce3" office:value-type="string" calcext:value-type="string">
            <text:p><text:a xlink:href="https://www.amazon.de/dp/B01CO0EW34/?tag=minkorrekt-21" xlink:type="simple">amazon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date" office:date-value="2016-10-26" calcext:value-type="date">
            <text:p>26.10.16</text:p>
          </table:table-cell>
          <table:table-cell table:style-name="ce3" office:value-type="string" calcext:value-type="string">
            <text:p>Der Aufmerksamkeitsassitent</text:p>
          </table:table-cell>
          <table:table-cell table:style-name="ce3" office:value-type="string" calcext:value-type="string">
            <text:p><text:a xlink:href="https://www.amazon.de/dp/B07GGW3LS1/?tag=minkorrekt-21" xlink:type="simple">amazon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5" office:value-type="date" office:date-value="2016-10-11" calcext:value-type="date">
            <text:p>11.10.16</text:p>
          </table:table-cell>
          <table:table-cell table:style-name="ce3" office:value-type="string" calcext:value-type="string">
            <text:p>Glasello</text:p>
          </table:table-cell>
          <table:table-cell table:style-name="ce3" office:value-type="string" calcext:value-type="string">
            <text:p><text:a xlink:href="https://www.amazon.de/dp/B01KK8NBE8/?tag=minkorrekt-21" xlink:type="simple">amazon</text:a></text:p>
          </table:table-cell>
          <table:table-cell table:style-name="ce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3" office:value-type="float" office:value="82" calcext:value-type="float">
            <text:p>82</text:p>
          </table:table-cell>
          <table:table-cell table:style-name="ce5" office:value-type="date" office:date-value="2016-09-27" calcext:value-type="date">
            <text:p>27.09.16</text:p>
          </table:table-cell>
          <table:table-cell table:style-name="ce3" office:value-type="string" calcext:value-type="string">
            <text:p>Der Bierkühler und -wärmer</text:p>
          </table:table-cell>
          <table:table-cell table:style-name="ce8"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3" office:value-type="float" office:value="81" calcext:value-type="float">
            <text:p>81</text:p>
          </table:table-cell>
          <table:table-cell table:style-name="ce5" office:value-type="date" office:date-value="2016-09-13" calcext:value-type="date">
            <text:p>13.09.16</text:p>
          </table:table-cell>
          <table:table-cell table:style-name="ce3" office:value-type="string" calcext:value-type="string">
            <text:p>Handymicroskop</text:p>
          </table:table-cell>
          <table:table-cell table:style-name="ce8"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16-08-25" calcext:value-type="date">
            <text:p>25.08.16</text:p>
          </table:table-cell>
          <table:table-cell table:style-name="ce7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5" office:value-type="date" office:date-value="2016-08-02" calcext:value-type="date">
            <text:p>02.08.16</text:p>
          </table:table-cell>
          <table:table-cell table:style-name="ce3" office:value-type="string" calcext:value-type="string">
            <text:p>Das Solarfahrzeug</text:p>
          </table:table-cell>
          <table:table-cell table:style-name="ce8"/>
          <table:table-cell table:style-name="ce3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5" office:value-type="date" office:date-value="2016-07-19" calcext:value-type="date">
            <text:p>19.07.16</text:p>
          </table:table-cell>
          <table:table-cell table:style-name="ce3" office:value-type="string" calcext:value-type="string">
            <text:p>Fussball Glückskekse</text:p>
          </table:table-cell>
          <table:table-cell table:style-name="ce8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5" office:value-type="date" office:date-value="2016-06-28" calcext:value-type="date">
            <text:p>28.06.16</text:p>
          </table:table-cell>
          <table:table-cell table:style-name="ce3" office:value-type="string" calcext:value-type="string">
            <text:p>China on the Rocks</text:p>
          </table:table-cell>
          <table:table-cell table:style-name="ce8"/>
          <table:table-cell table:style-name="ce3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76" calcext:value-type="float">
            <text:p>76</text:p>
          </table:table-cell>
          <table:table-cell table:style-name="ce5" office:value-type="date" office:date-value="2016-06-14" calcext:value-type="date">
            <text:p>14.06.16</text:p>
          </table:table-cell>
          <table:table-cell table:style-name="ce3" office:value-type="string" calcext:value-type="string">
            <text:p>Der Hubschrauber</text:p>
          </table:table-cell>
          <table:table-cell table:style-name="ce8"/>
          <table:table-cell table:style-name="ce3" office:value-type="string" calcext:value-type="string">
            <text:p>photos.google, photos.goog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75" calcext:value-type="float">
            <text:p>75</text:p>
          </table:table-cell>
          <table:table-cell table:style-name="ce5" office:value-type="date" office:date-value="2016-06-01" calcext:value-type="date">
            <text:p>01.06.16</text:p>
          </table:table-cell>
          <table:table-cell table:style-name="ce3" office:value-type="string" calcext:value-type="string">
            <text:p>Eier-Guillotine</text:p>
          </table:table-cell>
          <table:table-cell table:style-name="ce8"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5" office:value-type="date" office:date-value="2016-05-17" calcext:value-type="date">
            <text:p>17.05.16</text:p>
          </table:table-cell>
          <table:table-cell table:style-name="ce3" office:value-type="string" calcext:value-type="string">
            <text:p>Der Zauberwurm!</text:p>
          </table:table-cell>
          <table:table-cell table:style-name="ce8"/>
          <table:table-cell table:style-name="ce3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73" calcext:value-type="float">
            <text:p>73</text:p>
          </table:table-cell>
          <table:table-cell table:style-name="ce5" office:value-type="date" office:date-value="2016-05-03" calcext:value-type="date">
            <text:p>03.05.16</text:p>
          </table:table-cell>
          <table:table-cell table:style-name="ce3" office:value-type="string" calcext:value-type="string">
            <text:p>Diamond Selector II</text:p>
          </table:table-cell>
          <table:table-cell table:style-name="ce8"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date" office:date-value="2016-04-19" calcext:value-type="date">
            <text:p>19.04.16</text:p>
          </table:table-cell>
          <table:table-cell table:style-name="ce3" office:value-type="string" calcext:value-type="string">
            <text:p>It’s Magic!</text:p>
          </table:table-cell>
          <table:table-cell table:style-name="ce8"/>
          <table:table-cell table:style-name="ce3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5" office:value-type="date" office:date-value="2016-04-05" calcext:value-type="date">
            <text:p>05.04.16</text:p>
          </table:table-cell>
          <table:table-cell table:style-name="ce3" office:value-type="string" calcext:value-type="string">
            <text:p>Blaseaffe</text:p>
          </table:table-cell>
          <table:table-cell table:style-name="ce8"/>
          <table:table-cell table:style-name="ce3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Blas-Fix</text:p>
          </table:table-cell>
          <table:table-cell table:style-name="ce3" office:value-type="string" calcext:value-type="string">
            <text:p><text:a xlink:href="http://www.amazon.de/dp/B00BG4MQVK/?tag=minkorrekt-21" xlink:type="simple">amazon</text:a>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Egg-Stractor</text:p>
          </table:table-cell>
          <table:table-cell table:style-name="ce8"/>
          <table:table-cell table:style-name="ce3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boter?</text:p>
          </table:table-cell>
          <table:table-cell table:number-columns-repeated="1015"/>
        </table:table-row>
        <table:table-row table:style-name="ro4">
          <table:table-cell table:style-name="ce3" office:value-type="float" office:value="69" calcext:value-type="float">
            <text:p>69</text:p>
          </table:table-cell>
          <table:table-cell table:style-name="ce5" office:value-type="date" office:date-value="2016-03-08" calcext:value-type="date">
            <text:p>08.03.16</text:p>
          </table:table-cell>
          <table:table-cell table:style-name="ce3" office:value-type="string" calcext:value-type="string">
            <text:p>Jala neti - Nasendusche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68" calcext:value-type="float">
            <text:p>68</text:p>
          </table:table-cell>
          <table:table-cell table:style-name="ce5" office:value-type="date" office:date-value="2016-02-09" calcext:value-type="date">
            <text:p>09.02.16</text:p>
          </table:table-cell>
          <table:table-cell table:style-name="ce3" office:value-type="string" calcext:value-type="string">
            <text:p>Gummibandpistole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5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Blumentopf mit integrierter Wolke</text:p>
          </table:table-cell>
          <table:table-cell table:style-name="ce8"/>
          <table:table-cell table:style-name="ce3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Weinglashalter zum umhängen</text:p>
          </table:table-cell>
          <table:table-cell table:style-name="ce3" office:value-type="string" calcext:value-type="string">
            <text:p><text:a xlink:href="https://www.china-gadgets.de/weinglas-tragegurt/" xlink:type="simple">china-gadgets</text:a>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5" office:value-type="date" office:date-value="2016-01-12" calcext:value-type="date">
            <text:p>12.01.16</text:p>
          </table:table-cell>
          <table:table-cell table:style-name="ce3" office:value-type="string" calcext:value-type="string">
            <text:p>Die Nasenflöte!</text:p>
          </table:table-cell>
          <table:table-cell table:style-name="ce3" office:value-type="string" calcext:value-type="string">
            <text:p><text:a xlink:href="http://www.thomann.de/de/stoelzel_nasenfloete_750530.htm" xlink:type="simple">thomann</text:a></text:p>
          </table:table-cell>
          <table:table-cell table:style-name="ce3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16-01-06" calcext:value-type="date">
            <text:p>06.01.16</text:p>
          </table:table-cell>
          <table:table-cell table:style-name="ce7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5" office:value-type="date" office:date-value="2015-12-08" calcext:value-type="date">
            <text:p>08.12.15</text:p>
          </table:table-cell>
          <table:table-cell table:style-name="ce3" office:value-type="string" calcext:value-type="string">
            <text:p>Zitrone zum aufsprühen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5" office:value-type="date" office:date-value="2015-11-24" calcext:value-type="date">
            <text:p>24.11.15</text:p>
          </table:table-cell>
          <table:table-cell table:style-name="ce3" office:value-type="string" calcext:value-type="string">
            <text:p>Sturmstreichhölzer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5" office:value-type="date" office:date-value="2015-11-10" calcext:value-type="date">
            <text:p>10.11.15</text:p>
          </table:table-cell>
          <table:table-cell table:style-name="ce3" office:value-type="string" calcext:value-type="string">
            <text:p>Der Ökotacker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5" office:value-type="date" office:date-value="2015-10-26" calcext:value-type="date">
            <text:p>26.10.15</text:p>
          </table:table-cell>
          <table:table-cell table:style-name="ce3" office:value-type="string" calcext:value-type="string">
            <text:p>Tschunk-Notsignal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date" office:date-value="2015-10-13" calcext:value-type="date">
            <text:p>13.10.15</text:p>
          </table:table-cell>
          <table:table-cell table:style-name="ce3" office:value-type="string" calcext:value-type="string">
            <text:p>Vakuumverschluß für Weinflaschen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date" office:date-value="2015-09-29" calcext:value-type="date">
            <text:p>29.09.15</text:p>
          </table:table-cell>
          <table:table-cell table:style-name="ce3" office:value-type="string" calcext:value-type="string">
            <text:p>Antibrum Spezial-Edition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5" office:value-type="date" office:date-value="2015-09-15" calcext:value-type="date">
            <text:p>15.09.15</text:p>
          </table:table-cell>
          <table:table-cell table:style-name="ce3" office:value-type="string" calcext:value-type="string">
            <text:p>Die Wurstspirale</text:p>
          </table:table-cell>
          <table:table-cell table:style-name="ce8"/>
          <table:table-cell table:style-name="ce3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5" office:value-type="date" office:date-value="2015-08-31" calcext:value-type="date">
            <text:p>31.08.15</text:p>
          </table:table-cell>
          <table:table-cell table:style-name="ce3" office:value-type="string" calcext:value-type="string">
            <text:p>magnetische Sanduhr</text:p>
          </table:table-cell>
          <table:table-cell table:style-name="ce8"/>
          <table:table-cell table:style-name="ce3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3" office:value-type="float" office:value="56" calcext:value-type="float">
            <text:p>56</text:p>
          </table:table-cell>
          <table:table-cell table:style-name="ce5" office:value-type="date" office:date-value="2015-08-04" calcext:value-type="date">
            <text:p>04.08.15</text:p>
          </table:table-cell>
          <table:table-cell table:style-name="ce3" office:value-type="string" calcext:value-type="string">
            <text:p>tritium trigaglow</text:p>
          </table:table-cell>
          <table:table-cell table:style-name="ce8"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5" office:value-type="date" office:date-value="2015-06-21" calcext:value-type="date">
            <text:p>21.06.15</text:p>
          </table:table-cell>
          <table:table-cell table:style-name="ce3" office:value-type="string" calcext:value-type="string">
            <text:p>Thermometerband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5" office:value-type="date" office:date-value="2015-07-07" calcext:value-type="date">
            <text:p>07.07.15</text:p>
          </table:table-cell>
          <table:table-cell table:style-name="ce3" office:value-type="string" calcext:value-type="string">
            <text:p>Gefüllte Burger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5" office:value-type="date" office:date-value="2015-06-23" calcext:value-type="date">
            <text:p>23.06.15</text:p>
          </table:table-cell>
          <table:table-cell table:style-name="ce3" office:value-type="string" calcext:value-type="string">
            <text:p>Doodling Robot</text:p>
          </table:table-cell>
          <table:table-cell table:style-name="ce3" office:value-type="string" calcext:value-type="string">
            <text:p><text:a xlink:href="http://www.china-gadgets.de/gadget/kritzelroboter/" xlink:type="simple">china-gadgets</text:a>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5" office:value-type="date" office:date-value="2015-06-09" calcext:value-type="date">
            <text:p>09.06.15</text:p>
          </table:table-cell>
          <table:table-cell table:style-name="ce3" office:value-type="string" calcext:value-type="string">
            <text:p>Ein Hamster der spricht</text:p>
          </table:table-cell>
          <table:table-cell table:style-name="ce8"/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5" office:value-type="date" office:date-value="2015-05-26" calcext:value-type="date">
            <text:p>26.05.15</text:p>
          </table:table-cell>
          <table:table-cell table:style-name="ce3" office:value-type="string" calcext:value-type="string">
            <text:p>der Rollwecker</text:p>
          </table:table-cell>
          <table:table-cell table:style-name="ce8"/>
          <table:table-cell table:style-name="ce3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5" office:value-type="date" office:date-value="2015-05-12" calcext:value-type="date">
            <text:p>12.05.15</text:p>
          </table:table-cell>
          <table:table-cell table:style-name="ce3" office:value-type="string" calcext:value-type="string">
            <text:p>cartesische Taucher</text:p>
          </table:table-cell>
          <table:table-cell table:style-name="ce8"/>
          <table:table-cell table:style-name="ce3" office:value-type="string" calcext:value-type="string">
            <text:p>photos.google, youtube, geoli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5" office:value-type="date" office:date-value="2015-04-28" calcext:value-type="date">
            <text:p>28.04.15</text:p>
          </table:table-cell>
          <table:table-cell table:style-name="ce3" office:value-type="string" calcext:value-type="string">
            <text:p>The magic Seller</text:p>
          </table:table-cell>
          <table:table-cell table:style-name="ce8"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5" office:value-type="date" office:date-value="2015-04-14" calcext:value-type="date">
            <text:p>14.04.15</text:p>
          </table:table-cell>
          <table:table-cell table:style-name="ce3" office:value-type="string" calcext:value-type="string">
            <text:p>Promilletester</text:p>
          </table:table-cell>
          <table:table-cell table:style-name="ce8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5" office:value-type="date" office:date-value="2015-03-24" calcext:value-type="date">
            <text:p>24.03.15</text:p>
          </table:table-cell>
          <table:table-cell table:style-name="ce3" office:value-type="string" calcext:value-type="string">
            <text:p>Kane Sa Luk Starterkit</text:p>
          </table:table-cell>
          <table:table-cell table:style-name="ce8"/>
          <table:table-cell table:style-name="ce3" office:value-type="string" calcext:value-type="string">
            <text:p>youtube, photos.goo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5" office:value-type="date" office:date-value="2015-03-10" calcext:value-type="date">
            <text:p>10.03.15</text:p>
          </table:table-cell>
          <table:table-cell table:style-name="ce3" office:value-type="string" calcext:value-type="string">
            <text:p>Linsen für sein iPhone</text:p>
          </table:table-cell>
          <table:table-cell table:style-name="ce3" office:value-type="string" calcext:value-type="string">
            <text:p><text:a xlink:href="https://www.china-gadgets.de/aufklemmbare-objektive-smartphone/" xlink:type="simple">china-gadgets</text:a></text:p>
          </table:table-cell>
          <table:table-cell table:style-name="ce8"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5" office:value-type="date" office:date-value="2015-02-24" calcext:value-type="date">
            <text:p>24.02.15</text:p>
          </table:table-cell>
          <table:table-cell table:style-name="ce3" office:value-type="string" calcext:value-type="string">
            <text:p>Einsteins Ente</text:p>
          </table:table-cell>
          <table:table-cell table:style-name="ce3" office:value-type="string" calcext:value-type="string">
            <text:p><text:a xlink:href="https://www.china-gadgets.de/einsteins-ente/" xlink:type="simple">china-gadgets</text:a></text:p>
          </table:table-cell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5" office:value-type="date" office:date-value="2014-11-18" calcext:value-type="date">
            <text:p>18.11.14</text:p>
          </table:table-cell>
          <table:table-cell table:style-name="ce3" office:value-type="string" calcext:value-type="string">
            <text:p>Thinking Putty</text:p>
          </table:table-cell>
          <table:table-cell table:style-name="ce8"/>
          <table:table-cell table:style-name="ce3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date" office:date-value="2014-10-21" calcext:value-type="date">
            <text:p>21.10.14</text:p>
          </table:table-cell>
          <table:table-cell table:style-name="ce3" office:value-type="string" calcext:value-type="string">
            <text:p>Urzeitkrebse</text:p>
          </table:table-cell>
          <table:table-cell table:style-name="ce8"/>
          <table:table-cell table:style-name="ce3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date" office:date-value="2014-10-07" calcext:value-type="date">
            <text:p>07.10.14</text:p>
          </table:table-cell>
          <table:table-cell table:style-name="ce3" office:value-type="string" calcext:value-type="string">
            <text:p>Elektromagentischer Felddetektor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5" office:value-type="date" office:date-value="2014-09-22" calcext:value-type="date">
            <text:p>22.09.14</text:p>
          </table:table-cell>
          <table:table-cell table:style-name="ce3" office:value-type="string" calcext:value-type="string">
            <text:p>Stell dich nicht so an</text:p>
          </table:table-cell>
          <table:table-cell table:style-name="ce8"/>
          <table:table-cell table:style-name="ce3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5" office:value-type="date" office:date-value="2014-09-09" calcext:value-type="date">
            <text:p>09.09.14</text:p>
          </table:table-cell>
          <table:table-cell table:style-name="ce3" office:value-type="string" calcext:value-type="string">
            <text:p>Ostrich Pillow</text:p>
          </table:table-cell>
          <table:table-cell table:style-name="ce3"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3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5" office:value-type="date" office:date-value="2014-08-27" calcext:value-type="date">
            <text:p>27.08.14</text:p>
          </table:table-cell>
          <table:table-cell table:style-name="ce3" office:value-type="string" calcext:value-type="string">
            <text:p>Motorisierter Papierflieger</text:p>
          </table:table-cell>
          <table:table-cell table:style-name="ce3" office:value-type="string" calcext:value-type="string">
            <text:p><text:a xlink:href="https://www.china-gadgets.de/papierflieger-elektromotor-power-up/" xlink:type="simple">china-gadgets</text:a>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 office:value-type="date" office:date-value="2014-03-25" calcext:value-type="date">
            <text:p>25.03.14</text:p>
          </table:table-cell>
          <table:table-cell table:style-name="ce3" office:value-type="string" calcext:value-type="string">
            <text:p>Antigravitationskreisel</text:p>
          </table:table-cell>
          <table:table-cell table:style-name="ce3" office:value-type="string" calcext:value-type="string">
            <text:p><text:a xlink:href="https://www.ebay.de/itm/160586911447" xlink:type="simple">ebay</text:a></text:p>
          </table:table-cell>
          <table:table-cell table:style-name="ce3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3-07-30" calcext:value-type="date">
            <text:p>30.07.13</text:p>
          </table:table-cell>
          <table:table-cell table:style-name="ce8" table:number-columns-repeated="2"/>
          <table:table-cell table:style-name="ce3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 office:value-type="date" office:date-value="2013-07-16" calcext:value-type="date">
            <text:p>16.07.13</text:p>
          </table:table-cell>
          <table:table-cell table:style-name="ce3" office:value-type="string" calcext:value-type="string">
            <text:p>Regenbogenmacherdingsi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13-07-03" calcext:value-type="date">
            <text:p>03.07.13</text:p>
          </table:table-cell>
          <table:table-cell table:style-name="ce3" office:value-type="string" calcext:value-type="string">
            <text:p>PET-Bewässerung</text:p>
          </table:table-cell>
          <table:table-cell table:style-name="ce8"/>
          <table:table-cell table:style-name="ce3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Pein, Raoul Pascal</meta:initial-creator>
    <meta:creation-date>2021-12-19T12:26:43Z</meta:creation-date>
    <dc:date>2021-12-22T17:37:32.863000000</dc:date>
    <meta:editing-cycles>18</meta:editing-cycles>
    <meta:editing-duration>PT2H20M2S</meta:editing-duration>
    <meta:document-statistic meta:table-count="1" meta:cell-count="804" meta:object-count="0"/>
  </office:meta>
</office:document-meta>
</file>